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temps d’exécution des différents runs (en s)</text:p>
          </table:table-cell>
          <table:covered-table-cell table:number-columns-repeated="9"/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tps1</text:p>
          </table:table-cell>
          <table:table-cell office:value-type="string" calcext:value-type="string">
            <text:p>tps2</text:p>
          </table:table-cell>
          <table:table-cell office:value-type="string" calcext:value-type="string">
            <text:p>tps3</text:p>
          </table:table-cell>
          <table:table-cell office:value-type="string" calcext:value-type="string">
            <text:p>tps4</text:p>
          </table:table-cell>
          <table:table-cell office:value-type="string" calcext:value-type="string">
            <text:p>tps5</text:p>
          </table:table-cell>
          <table:table-cell office:value-type="string" calcext:value-type="string">
            <text:p>tps6</text:p>
          </table:table-cell>
          <table:table-cell office:value-type="string" calcext:value-type="string">
            <text:p>tps7</text:p>
          </table:table-cell>
          <table:table-cell office:value-type="string" calcext:value-type="string">
            <text:p>tps8</text:p>
          </table:table-cell>
          <table:table-cell office:value-type="string" calcext:value-type="string">
            <text:p>tps9</text:p>
          </table:table-cell>
          <table:table-cell office:value-type="string" calcext:value-type="string">
            <text:p>tps10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0.101701" calcext:value-type="float">
            <text:p>0,101701</text:p>
          </table:table-cell>
          <table:table-cell office:value-type="float" office:value="0.0605916" calcext:value-type="float">
            <text:p>0,0605916</text:p>
          </table:table-cell>
          <table:table-cell office:value-type="float" office:value="0.0892549" calcext:value-type="float">
            <text:p>0,0892549</text:p>
          </table:table-cell>
          <table:table-cell office:value-type="float" office:value="0.061654" calcext:value-type="float">
            <text:p>0,061654</text:p>
          </table:table-cell>
          <table:table-cell office:value-type="float" office:value="0.0853279" calcext:value-type="float">
            <text:p>0,0853279</text:p>
          </table:table-cell>
          <table:table-cell office:value-type="float" office:value="0.0983852" calcext:value-type="float">
            <text:p>0,0983852</text:p>
          </table:table-cell>
          <table:table-cell office:value-type="float" office:value="0.068914" calcext:value-type="float">
            <text:p>0,068914</text:p>
          </table:table-cell>
          <table:table-cell office:value-type="float" office:value="0.0812758" calcext:value-type="float">
            <text:p>0,0812758</text:p>
          </table:table-cell>
          <table:table-cell office:value-type="float" office:value="0.0708813" calcext:value-type="float">
            <text:p>0,0708813</text:p>
          </table:table-cell>
          <table:table-cell office:value-type="float" office:value="0.0602395" calcext:value-type="float">
            <text:p>0,0602395</text:p>
          </table:table-cell>
          <table:table-cell table:formula="of:=AVERAGE([.B4:.K4])" office:value-type="float" office:value="0.07782252" calcext:value-type="float">
            <text:p>0,07782252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0.519238" calcext:value-type="float">
            <text:p>0,519238</text:p>
          </table:table-cell>
          <table:table-cell office:value-type="float" office:value="0.607535" calcext:value-type="float">
            <text:p>0,607535</text:p>
          </table:table-cell>
          <table:table-cell office:value-type="float" office:value="0.49671" calcext:value-type="float">
            <text:p>0,49671</text:p>
          </table:table-cell>
          <table:table-cell office:value-type="float" office:value="0.501844" calcext:value-type="float">
            <text:p>0,501844</text:p>
          </table:table-cell>
          <table:table-cell office:value-type="float" office:value="0.363791" calcext:value-type="float">
            <text:p>0,363791</text:p>
          </table:table-cell>
          <table:table-cell office:value-type="float" office:value="0.641708" calcext:value-type="float">
            <text:p>0,641708</text:p>
          </table:table-cell>
          <table:table-cell office:value-type="float" office:value="0.612551" calcext:value-type="float">
            <text:p>0,612551</text:p>
          </table:table-cell>
          <table:table-cell office:value-type="float" office:value="0.466448" calcext:value-type="float">
            <text:p>0,466448</text:p>
          </table:table-cell>
          <table:table-cell office:value-type="float" office:value="0.341395" calcext:value-type="float">
            <text:p>0,341395</text:p>
          </table:table-cell>
          <table:table-cell office:value-type="float" office:value="0.644107" calcext:value-type="float">
            <text:p>0,644107</text:p>
          </table:table-cell>
          <table:table-cell table:formula="of:=AVERAGE([.B5:.K5])" office:value-type="float" office:value="0.5195327" calcext:value-type="float">
            <text:p>0,5195327</text:p>
          </table:table-cell>
        </table:table-row>
        <table:table-row table:style-name="ro1">
          <table:table-cell office:value-type="string" calcext:value-type="string">
            <text:p>1.4a</text:p>
          </table:table-cell>
          <table:table-cell office:value-type="float" office:value="0.537369" calcext:value-type="float">
            <text:p>0,537369</text:p>
          </table:table-cell>
          <table:table-cell office:value-type="float" office:value="0.748793" calcext:value-type="float">
            <text:p>0,748793</text:p>
          </table:table-cell>
          <table:table-cell office:value-type="float" office:value="0.511814" calcext:value-type="float">
            <text:p>0,511814</text:p>
          </table:table-cell>
          <table:table-cell office:value-type="float" office:value="0.671659" calcext:value-type="float">
            <text:p>0,671659</text:p>
          </table:table-cell>
          <table:table-cell office:value-type="float" office:value="0.625395" calcext:value-type="float">
            <text:p>0,625395</text:p>
          </table:table-cell>
          <table:table-cell office:value-type="float" office:value="0.606016" calcext:value-type="float">
            <text:p>0,606016</text:p>
          </table:table-cell>
          <table:table-cell office:value-type="float" office:value="0.897947" calcext:value-type="float">
            <text:p>0,897947</text:p>
          </table:table-cell>
          <table:table-cell office:value-type="float" office:value="0.68827" calcext:value-type="float">
            <text:p>0,68827</text:p>
          </table:table-cell>
          <table:table-cell office:value-type="float" office:value="0.579934" calcext:value-type="float">
            <text:p>0,579934</text:p>
          </table:table-cell>
          <table:table-cell office:value-type="float" office:value="0.724842" calcext:value-type="float">
            <text:p>0,724842</text:p>
          </table:table-cell>
          <table:table-cell table:formula="of:=AVERAGE([.B6:.K6])" office:value-type="float" office:value="0.6592039" calcext:value-type="float">
            <text:p>0,6592039</text:p>
          </table:table-cell>
        </table:table-row>
        <table:table-row table:style-name="ro1">
          <table:table-cell office:value-type="string" calcext:value-type="string">
            <text:p>1.4b</text:p>
          </table:table-cell>
          <table:table-cell office:value-type="float" office:value="0.591107" calcext:value-type="float">
            <text:p>0,591107</text:p>
          </table:table-cell>
          <table:table-cell office:value-type="float" office:value="0.759443" calcext:value-type="float">
            <text:p>0,759443</text:p>
          </table:table-cell>
          <table:table-cell office:value-type="float" office:value="0.517848" calcext:value-type="float">
            <text:p>0,517848</text:p>
          </table:table-cell>
          <table:table-cell office:value-type="float" office:value="0.795504" calcext:value-type="float">
            <text:p>0,795504</text:p>
          </table:table-cell>
          <table:table-cell office:value-type="float" office:value="0.723275" calcext:value-type="float">
            <text:p>0,723275</text:p>
          </table:table-cell>
          <table:table-cell office:value-type="float" office:value="0.589601" calcext:value-type="float">
            <text:p>0,589601</text:p>
          </table:table-cell>
          <table:table-cell office:value-type="float" office:value="0.753023" calcext:value-type="float">
            <text:p>0,753023</text:p>
          </table:table-cell>
          <table:table-cell office:value-type="float" office:value="0.754369" calcext:value-type="float">
            <text:p>0,754369</text:p>
          </table:table-cell>
          <table:table-cell office:value-type="float" office:value="0.681193" calcext:value-type="float">
            <text:p>0,681193</text:p>
          </table:table-cell>
          <table:table-cell office:value-type="float" office:value="1.14274" calcext:value-type="float">
            <text:p>1,14274</text:p>
          </table:table-cell>
          <table:table-cell table:formula="of:=AVERAGE([.B7:.K7])" office:value-type="float" office:value="0.7308103" calcext:value-type="float">
            <text:p>0,7308103</text:p>
          </table:table-cell>
        </table:table-row>
        <table:table-row table:style-name="ro1">
          <table:table-cell office:value-type="string" calcext:value-type="string">
            <text:p>1.6-50</text:p>
          </table:table-cell>
          <table:table-cell office:value-type="float" office:value="0.134224" calcext:value-type="float">
            <text:p>0,134224</text:p>
          </table:table-cell>
          <table:table-cell office:value-type="float" office:value="0.122534" calcext:value-type="float">
            <text:p>0,122534</text:p>
          </table:table-cell>
          <table:table-cell office:value-type="float" office:value="0.112149" calcext:value-type="float">
            <text:p>0,112149</text:p>
          </table:table-cell>
          <table:table-cell office:value-type="float" office:value="0.12368" calcext:value-type="float">
            <text:p>0,12368</text:p>
          </table:table-cell>
          <table:table-cell office:value-type="float" office:value="0.0759651" calcext:value-type="float">
            <text:p>0,0759651</text:p>
          </table:table-cell>
          <table:table-cell office:value-type="float" office:value="0.0663292" calcext:value-type="float">
            <text:p>0,0663292</text:p>
          </table:table-cell>
          <table:table-cell office:value-type="float" office:value="0.0865893" calcext:value-type="float">
            <text:p>0,0865893</text:p>
          </table:table-cell>
          <table:table-cell office:value-type="float" office:value="0.075802" calcext:value-type="float">
            <text:p>0,075802</text:p>
          </table:table-cell>
          <table:table-cell office:value-type="float" office:value="0.0686752" calcext:value-type="float">
            <text:p>0,0686752</text:p>
          </table:table-cell>
          <table:table-cell office:value-type="float" office:value="0.082711" calcext:value-type="float">
            <text:p>0,082711</text:p>
          </table:table-cell>
          <table:table-cell table:formula="of:=AVERAGE([.B8:.K8])" office:value-type="float" office:value="0.09486588" calcext:value-type="float">
            <text:p>0,09486588</text:p>
          </table:table-cell>
        </table:table-row>
        <table:table-row table:style-name="ro1">
          <table:table-cell office:value-type="string" calcext:value-type="string">
            <text:p>1.5-32</text:p>
          </table:table-cell>
          <table:table-cell office:value-type="float" office:value="0.715428" calcext:value-type="float">
            <text:p>0,715428</text:p>
          </table:table-cell>
          <table:table-cell office:value-type="float" office:value="0.570806" calcext:value-type="float">
            <text:p>0,570806</text:p>
          </table:table-cell>
          <table:table-cell office:value-type="float" office:value="0.835518" calcext:value-type="float">
            <text:p>0,835518</text:p>
          </table:table-cell>
          <table:table-cell office:value-type="float" office:value="0.845672" calcext:value-type="float">
            <text:p>0,845672</text:p>
          </table:table-cell>
          <table:table-cell office:value-type="float" office:value="0.709608" calcext:value-type="float">
            <text:p>0,709608</text:p>
          </table:table-cell>
          <table:table-cell office:value-type="float" office:value="0.613445" calcext:value-type="float">
            <text:p>0,613445</text:p>
          </table:table-cell>
          <table:table-cell office:value-type="float" office:value="0.632594" calcext:value-type="float">
            <text:p>0,632594</text:p>
          </table:table-cell>
          <table:table-cell office:value-type="float" office:value="0.544718" calcext:value-type="float">
            <text:p>0,544718</text:p>
          </table:table-cell>
          <table:table-cell office:value-type="float" office:value="0.483503" calcext:value-type="float">
            <text:p>0,483503</text:p>
          </table:table-cell>
          <table:table-cell office:value-type="float" office:value="0.564829" calcext:value-type="float">
            <text:p>0,564829</text:p>
          </table:table-cell>
          <table:table-cell table:formula="of:=AVERAGE([.B9:.K9])" office:value-type="float" office:value="0.6516121" calcext:value-type="float">
            <text:p>0,6516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0:48:21.192984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9:24:37.485164353</meta:creation-date>
    <dc:date>2022-02-22T11:45:46.147446418</dc:date>
    <meta:editing-duration>PT56M33S</meta:editing-duration>
    <meta:editing-cycles>14</meta:editing-cycles>
    <meta:generator>LibreOffice/7.2.5.2$Linux_X86_64 LibreOffice_project/20$Build-2</meta:generator>
    <meta:document-statistic meta:table-count="1" meta:cell-count="85" meta:object-count="0"/>
  </office:meta>
</office:document-meta>
</file>